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paragraph-rsid="0016cdd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6c4ba" officeooo:paragraph-rsid="0016c4ba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6c4ba" officeooo:paragraph-rsid="0016cdde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6cdde" officeooo:paragraph-rsid="0016cdde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6pt" fo:font-weight="bold" officeooo:paragraph-rsid="0016c4ba" style:font-size-asian="22.75pt" style:font-weight-asian="bold" style:font-size-complex="2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6pt" fo:font-weight="bold" officeooo:paragraph-rsid="0016c4ba" style:font-size-asian="22.75pt" style:font-weight-asian="bold" style:font-size-complex="2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6pt" fo:font-weight="bold" officeooo:paragraph-rsid="0016cdde" style:font-size-asian="22.75pt" style:font-weight-asian="bold" style:font-size-complex="2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6pt" fo:font-weight="bold" officeooo:paragraph-rsid="0016ce63" style:font-size-asian="22.75pt" style:font-weight-asian="bold" style:font-size-complex="26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6c4ba" style:font-size-asian="18pt" style:font-size-complex="18pt"/>
    </style:style>
    <style:style style:name="T3" style:family="text">
      <style:text-properties officeooo:rsid="0016c4ba"/>
    </style:style>
    <style:style style:name="T4" style:family="text">
      <style:text-properties officeooo:rsid="0016cdde"/>
    </style:style>
    <style:style style:name="T5" style:family="text">
      <style:text-properties fo:font-size="16pt" officeooo:rsid="0016c4ba" style:font-size-asian="14pt" style:font-size-complex="16pt"/>
    </style:style>
    <style:style style:name="T6" style:family="text">
      <style:text-properties fo:font-size="16pt" officeooo:rsid="0016cdde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<text:tab/><text:tab/><text:tab/><text:tab/>Youth Softball Schedule</text:span><text:span text:style-name="T1"> <text:s text:c="48"/></text:span><text:s/></text:p>
      <text:p text:style-name="P5"/>
      <text:p text:style-name="P2">Opening Ceremonies<text:tab/>Baseball Field<text:tab/><text:tab/>05/01/2021<text:tab/>08:00am</text:p>
      <text:p text:style-name="P2"/>
      <text:p text:style-name="P2">Team A vs Team B<text:tab/><text:tab/>Softball Field<text:tab/><text:tab/>05/04/2021<text:tab/>06:00pm</text:p>
      <text:p text:style-name="P2"/>
      <text:p text:style-name="P2">Team C vs Team D<text:tab/><text:tab/>Softball Field<text:tab/><text:tab/>05/06/2021<text:tab/>06:00pm</text:p>
      <text:p text:style-name="P2"/>
      <text:p text:style-name="P2">Team A vs Team B<text:tab/><text:tab/>Softball Field<text:tab/><text:tab/>05/08/2021<text:tab/>08:00am</text:p>
      <text:p text:style-name="P2">Team C vs Team D<text:tab/><text:tab/>Softball Field<text:tab/><text:tab/>05/08/2021<text:tab/>10:00am</text:p>
      <text:p text:style-name="P6"><text:span text:style-name="T5"/></text:p>
      <text:p text:style-name="P6"><text:span text:style-name="T5">Team A vs Team B<text:tab/><text:tab/>Softball Field<text:tab/><text:tab/>05/11/2021<text:tab/>06:00pm</text:span></text:p>
      <text:p text:style-name="P2"/>
      <text:p text:style-name="P2">Team C vs Team D<text:tab/><text:tab/>Softball Field<text:tab/><text:tab/>05/13/2021<text:tab/>06:00pm</text:p>
      <text:p text:style-name="P2"/>
      <text:p text:style-name="P2">Team A vs Team B<text:tab/><text:tab/>Softball Field<text:tab/><text:tab/>05/15/2021<text:tab/>08:00am</text:p>
      <text:p text:style-name="P2">Team C vs Team D<text:tab/><text:tab/>Softball Field<text:tab/><text:tab/>05/15/2021<text:tab/>10:00am</text:p>
      <text:p text:style-name="P6"><text:span text:style-name="T5"/></text:p>
      <text:p text:style-name="P6"><text:span text:style-name="T5">Team A vs Team B<text:tab/><text:tab/>Softball Field<text:tab/><text:tab/>05/18/2021<text:tab/>06:00pm</text:span></text:p>
      <text:p text:style-name="P2"/>
      <text:p text:style-name="P2">Team C vs Team D<text:tab/><text:tab/>Softball Field<text:tab/><text:tab/>05/20/2021<text:tab/>06:00pm</text:p>
      <text:p text:style-name="P2"/>
      <text:p text:style-name="P2">Team A vs Team B<text:tab/><text:tab/>Softball Field<text:tab/><text:tab/>05/22/2021<text:tab/>08:00am</text:p>
      <text:p text:style-name="P2">Team C vs Team D<text:tab/><text:tab/>Softball Field<text:tab/><text:tab/>05/22/2021<text:tab/>10:00am</text:p>
      <text:p text:style-name="P6"><text:span text:style-name="T5"/></text:p>
      <text:p text:style-name="P6"><text:span text:style-name="T5">Team A vs Team B<text:tab/><text:tab/>Softball Field<text:tab/><text:tab/>05/25/2021<text:tab/>06:00pm</text:span></text:p>
      <text:p text:style-name="P2"/>
      <text:p text:style-name="P2">Team C vs Team D<text:tab/><text:tab/>Softball Field<text:tab/><text:tab/>05/27/2021<text:tab/>06:00pm</text:p>
      <text:p text:style-name="P2"/>
      <text:p text:style-name="P2">Team A vs Team B<text:tab/><text:tab/>Softball Field<text:tab/><text:tab/>05/29/2021<text:tab/>08:00am</text:p>
      <text:p text:style-name="P2">Team C vs Team D<text:tab/><text:tab/>Softball Field<text:tab/><text:tab/>05/29/2021<text:tab/>10:00am</text:p>
      <text:p text:style-name="P6"><text:span text:style-name="T5"/></text:p>
      <text:p text:style-name="P6"><text:span text:style-name="T5">Team A vs Team B<text:tab/><text:tab/>Softball Field<text:tab/><text:tab/>06/01/2021<text:tab/>06:00pm</text:span></text:p>
      <text:p text:style-name="P2"/>
      <text:p text:style-name="P2">Team C vs Team D<text:tab/><text:tab/>Softball Field<text:tab/><text:tab/>06/03/2021<text:tab/>06:00pm</text:p>
      <text:p text:style-name="P2"/>
      <text:p text:style-name="P2"><text:soft-page-break/>Team A vs Team B<text:tab/><text:tab/>Softball Field<text:tab/><text:tab/>06/05/2021<text:tab/>08:00am</text:p>
      <text:p text:style-name="P2">Team C vs Team D<text:tab/><text:tab/>Softball Field<text:tab/><text:tab/>06/05/2021<text:tab/>10:00am</text:p>
      <text:p text:style-name="P6"><text:span text:style-name="T5"/></text:p>
      <text:p text:style-name="P6"><text:span text:style-name="T5">Team A vs Team B<text:tab/><text:tab/>Softball Field<text:tab/><text:tab/>06/08/2021<text:tab/>06:00pm</text:span></text:p>
      <text:p text:style-name="P2"/>
      <text:p text:style-name="P2">Team C vs Team D<text:tab/><text:tab/>Softball Field<text:tab/><text:tab/>06/10/2021<text:tab/>06:00pm</text:p>
      <text:p text:style-name="P2"/>
      <text:p text:style-name="P2">Team A vs Team B<text:tab/><text:tab/>Softball Field<text:tab/><text:tab/>06/12/2021<text:tab/>08:00am</text:p>
      <text:p text:style-name="P2">Team C vs Team D<text:tab/><text:tab/>Softball Field<text:tab/><text:tab/>06/12/2021<text:tab/>10:00am</text:p>
      <text:p text:style-name="P8"><text:span text:style-name="T5"/></text:p>
      <text:p text:style-name="P8"><text:span text:style-name="T5">Team A vs Team B<text:tab/><text:tab/>Softball Field<text:tab/><text:tab/>06/15/2021<text:tab/>06:00pm</text:span></text:p>
      <text:p text:style-name="P2"/>
      <text:p text:style-name="P2">Team C vs Team D<text:tab/><text:tab/>Softball Field<text:tab/><text:tab/>06/17/2021<text:tab/>06:00pm</text:p>
      <text:p text:style-name="P2"/>
      <text:p text:style-name="P2">Team A vs Team B<text:tab/><text:tab/>Softball Field<text:tab/><text:tab/>06/19/2021<text:tab/>08:00am</text:p>
      <text:p text:style-name="P2">Team C vs Team D<text:tab/><text:tab/>Softball Field<text:tab/><text:tab/>06/19/2021<text:tab/>10:00am</text:p>
      <text:p text:style-name="P6"><text:span text:style-name="T5"/></text:p>
      <text:p text:style-name="P6"><text:span text:style-name="T5">Team A vs Team B<text:tab/><text:tab/>Softball Field<text:tab/><text:tab/>06/22/2021<text:tab/>06:00pm</text:span></text:p>
      <text:p text:style-name="P2"/>
      <text:p text:style-name="P2">Team C vs Team D<text:tab/><text:tab/>Softball Field<text:tab/><text:tab/>06/24/2021<text:tab/>06:00pm</text:p>
      <text:p text:style-name="P2"/>
      <text:p text:style-name="P2">Team A vs Team B<text:tab/><text:tab/>Softball Field<text:tab/><text:tab/>06/26/2021<text:tab/>08:00am</text:p>
      <text:p text:style-name="P2">Team C vs Team D<text:tab/><text:tab/>Softball Field<text:tab/><text:tab/>06/26/2021<text:tab/>10:00am</text:p>
      <text:p text:style-name="P6"><text:span text:style-name="T5"/></text:p>
      <text:p text:style-name="P6"><text:span text:style-name="T5">Team A vs Team B<text:tab/><text:tab/>Softball Field<text:tab/><text:tab/>06/29/2021<text:tab/>06:00pm</text:span></text:p>
      <text:p text:style-name="P2"/>
      <text:p text:style-name="P2">Team C vs Team D<text:tab/><text:tab/>Softball Field<text:tab/><text:tab/>07/01/2021<text:tab/>06:00pm</text:p>
      <text:p text:style-name="P2"/>
      <text:p text:style-name="P2">Team A vs Team B<text:tab/><text:tab/>Softball Field<text:tab/><text:tab/>07/03/2021<text:tab/>08:00am</text:p>
      <text:p text:style-name="P2">Team C vs Team D<text:tab/><text:tab/>Softball Field<text:tab/><text:tab/>07/03/2021<text:tab/>10:00am</text:p>
      <text:p text:style-name="P6"><text:s/></text:p>
      <text:p text:style-name="P2">Team A vs Team B<text:tab/><text:tab/>Softball Field<text:tab/><text:tab/>07/06/2021<text:tab/>06:00pm</text:p>
      <text:p text:style-name="P2"/>
      <text:p text:style-name="P2">Team C vs Team D<text:tab/><text:tab/>Softball Field<text:tab/><text:tab/>07/08/2021<text:tab/>06:00pm</text:p>
      <text:p text:style-name="P2"/>
      <text:p text:style-name="P2">Team A vs Team B<text:tab/><text:tab/>Softball Field<text:tab/><text:tab/>07/10/2021<text:tab/>08:00am</text:p>
      <text:p text:style-name="P2"><text:soft-page-break/>Team C vs Team D<text:tab/><text:tab/>Softball Field<text:tab/><text:tab/>07/10/2021<text:tab/>10:00am</text:p>
      <text:p text:style-name="P6"><text:span text:style-name="T5"/></text:p>
      <text:p text:style-name="P6"><text:span text:style-name="T5">Team A vs Team B<text:tab/><text:tab/>Softball Field<text:tab/><text:tab/>07/13/2021<text:tab/>06:00pm</text:span></text:p>
      <text:p text:style-name="P2"/>
      <text:p text:style-name="P2">Team C vs Team D<text:tab/><text:tab/>Softball Field<text:tab/><text:tab/>07/15/2021<text:tab/>06:00pm</text:p>
      <text:p text:style-name="P2"/>
      <text:p text:style-name="P2">Team A vs Team B<text:tab/><text:tab/>Softball Field<text:tab/><text:tab/>07/17/2021<text:tab/>08:00am</text:p>
      <text:p text:style-name="P1"><text:span text:style-name="T3">Team C vs Team D<text:tab/><text:tab/>Softball Field<text:tab/><text:tab/>07/17/2021<text:tab/>10:00am</text:span></text:p>
      <text:p text:style-name="P1"/>
      <text:p text:style-name="P1"><text:span text:style-name="T3">Team A vs Team B<text:tab/><text:tab/>Softball Field<text:tab/><text:tab/>07/20/2021<text:tab/>06:00pm</text:span></text:p>
      <text:p text:style-name="P2"/>
      <text:p text:style-name="P2">Team C vs Team D<text:tab/><text:tab/>Softball Field<text:tab/><text:tab/>07/22/2021<text:tab/>06:00pm</text:p>
      <text:p text:style-name="P2"/>
      <text:p text:style-name="P2">Team A vs Team B<text:tab/><text:tab/>Softball Field<text:tab/><text:tab/>07/24/2021<text:tab/>08:00am</text:p>
      <text:p text:style-name="P2">Team C vs Team D<text:tab/><text:tab/>Softball Field<text:tab/><text:tab/>07/24/2021<text:tab/>10:00am</text:p>
      <text:p text:style-name="P6"><text:span text:style-name="T5"/></text:p>
      <text:p text:style-name="P6"><text:span text:style-name="T5">Team A vs Team B<text:tab/><text:tab/>Softball Field<text:tab/><text:tab/>0</text:span><text:span text:style-name="T6">7/27</text:span><text:span text:style-name="T5">/2021<text:tab/>06:00pm</text:span></text:p>
      <text:p text:style-name="P3"/>
      <text:p text:style-name="P3">Team C vs Team D<text:tab/><text:tab/>Softball Field<text:tab/><text:tab/>0<text:span text:style-name="T4">7/29</text:span>/2021<text:tab/>06:00pm</text:p>
      <text:p text:style-name="P3"/>
      <text:p text:style-name="P3">Team A vs Team B<text:tab/><text:tab/>Softball Field<text:tab/><text:tab/>0<text:span text:style-name="T4">7/31</text:span>/2021<text:tab/>08:00am</text:p>
      <text:p text:style-name="P3">Team C vs Team D<text:tab/><text:tab/>Softball Field<text:tab/><text:tab/>0<text:span text:style-name="T4">7/31</text:span>/2021<text:tab/>10:00am</text:p>
      <text:p text:style-name="P7"><text:span text:style-name="T5"/></text:p>
      <text:p text:style-name="P7"><text:span text:style-name="T5">Team A vs Team B<text:tab/><text:tab/>Softball Field<text:tab/><text:tab/>0</text:span><text:span text:style-name="T6">8/03</text:span><text:span text:style-name="T5">/2021<text:tab/>06:00pm</text:span></text:p>
      <text:p text:style-name="P3"/>
      <text:p text:style-name="P3">Team C vs Team D<text:tab/><text:tab/>Softball Field<text:tab/><text:tab/>0<text:span text:style-name="T4">8/05</text:span>/2021<text:tab/>06:00pm</text:p>
      <text:p text:style-name="P3"/>
      <text:p text:style-name="P3">Team A vs Team B<text:tab/><text:tab/>Softball Field<text:tab/><text:tab/>0<text:span text:style-name="T4">8/07</text:span>/2021<text:tab/>08:00am</text:p>
      <text:p text:style-name="P3">Team C vs Team D<text:tab/><text:tab/>Softball Field<text:tab/><text:tab/>0<text:span text:style-name="T4">8/07</text:span>/2021<text:tab/>10:00am</text:p>
      <text:p text:style-name="P7"><text:span text:style-name="T5"/></text:p>
      <text:p text:style-name="P7"><text:span text:style-name="T5">Team A vs Team B<text:tab/><text:tab/>Softball Field<text:tab/><text:tab/>0</text:span><text:span text:style-name="T6">8/10</text:span><text:span text:style-name="T5">/2021<text:tab/>06:00pm</text:span></text:p>
      <text:p text:style-name="P3"/>
      <text:p text:style-name="P3">Team C vs Team D<text:tab/><text:tab/>Softball Field<text:tab/><text:tab/>0<text:span text:style-name="T4">8/12</text:span>/2021<text:tab/>06:00pm</text:p>
      <text:p text:style-name="P3"/>
      <text:p text:style-name="P3">Team A vs Team B<text:tab/><text:tab/>Softball Field<text:tab/><text:tab/>0<text:span text:style-name="T4">8/14</text:span>/2021<text:tab/>08:00am</text:p>
      <text:p text:style-name="P3">Team C vs Team D<text:tab/><text:tab/>Softball Field<text:tab/><text:tab/>0<text:span text:style-name="T4">8/14</text:span>/2021<text:tab/>10:00am</text:p>
      <text:p text:style-name="P7"><text:soft-page-break/><text:span text:style-name="T5"/></text:p>
      <text:p text:style-name="P7"><text:span text:style-name="T5">Team A vs Team B<text:tab/><text:tab/>Softball Field<text:tab/><text:tab/>0</text:span><text:span text:style-name="T6">8/17</text:span><text:span text:style-name="T5">/2021<text:tab/>06:00pm</text:span></text:p>
      <text:p text:style-name="P3"/>
      <text:p text:style-name="P3">Team C vs Team D<text:tab/><text:tab/>Softball Field<text:tab/><text:tab/>0<text:span text:style-name="T4">8/19</text:span>/2021<text:tab/>06:00pm</text:p>
      <text:p text:style-name="P3"/>
      <text:p text:style-name="P3">Team A vs Team B<text:tab/><text:tab/>Softball Field<text:tab/><text:tab/>0<text:span text:style-name="T4">8/21</text:span>/2021<text:tab/>08:00am</text:p>
      <text:p text:style-name="P3">Team C vs Team D<text:tab/><text:tab/>Softball Field<text:tab/><text:tab/>0<text:span text:style-name="T4">8/21</text:span>/2021<text:tab/>10:00am</text:p>
      <text:p text:style-name="P7"><text:span text:style-name="T5"/></text:p>
      <text:p text:style-name="P7"><text:span text:style-name="T5">Team A vs Team B<text:tab/><text:tab/>Softball Field<text:tab/><text:tab/>0</text:span><text:span text:style-name="T6">8/24</text:span><text:span text:style-name="T5">/2021<text:tab/>06:00pm</text:span></text:p>
      <text:p text:style-name="P3"/>
      <text:p text:style-name="P3">Team C vs Team D<text:tab/><text:tab/>Softball Field<text:tab/><text:tab/>0<text:span text:style-name="T4">8/26</text:span>/2021<text:tab/>06:00pm</text:p>
      <text:p text:style-name="P3"/>
      <text:p text:style-name="P3">Team A vs Team B<text:tab/><text:tab/>Softball Field<text:tab/><text:tab/>0<text:span text:style-name="T4">8/28</text:span>/2021<text:tab/>08:00am</text:p>
      <text:p text:style-name="P3">Team C vs Team D<text:tab/><text:tab/>Softball Field<text:tab/><text:tab/>0<text:span text:style-name="T4">8/28</text:span>/2021<text:tab/>10:00am</text:p>
      <text:p text:style-name="P7"><text:span text:style-name="T5"/></text:p>
      <text:p text:style-name="P7"><text:span text:style-name="T5">Team A vs Team B<text:tab/><text:tab/>Softball Field<text:tab/><text:tab/>0</text:span><text:span text:style-name="T6">8/31</text:span><text:span text:style-name="T5">/2021<text:tab/>06:00pm</text:span></text:p>
      <text:p text:style-name="P3"/>
      <text:p text:style-name="P3">Team C vs Team D<text:tab/><text:tab/>Softball Field<text:tab/><text:tab/>0<text:span text:style-name="T4">9/02</text:span>/2021<text:tab/>06:00pm</text:p>
      <text:p text:style-name="P3"/>
      <text:p text:style-name="P3">Team A vs Team B<text:tab/><text:tab/>Softball Field<text:tab/><text:tab/><text:span text:style-name="T4">09/04</text:span>/2021<text:tab/>08:00am</text:p>
      <text:p text:style-name="P3">Team C vs Team D<text:tab/><text:tab/>Softball Field<text:tab/><text:tab/>0<text:span text:style-name="T4">9/04/</text:span>2021<text:tab/>10:00am</text:p>
      <text:p text:style-name="P7"><text:span text:style-name="T5"/></text:p>
      <text:p text:style-name="P7"><text:span text:style-name="T5">Team A vs Team B<text:tab/><text:tab/>Softball Field<text:tab/><text:tab/>0</text:span><text:span text:style-name="T6">9/07</text:span><text:span text:style-name="T5">/2021<text:tab/>06:00pm</text:span></text:p>
      <text:p text:style-name="P3"/>
      <text:p text:style-name="P3">Team C vs Team D<text:tab/><text:tab/>Softball Field<text:tab/><text:tab/>0<text:span text:style-name="T4">9/09</text:span>/2021<text:tab/>06:00pm</text:p>
      <text:p text:style-name="P3"/>
      <text:p text:style-name="P3">Team A vs Team B<text:tab/><text:tab/>Softball Field<text:tab/><text:tab/>0<text:span text:style-name="T4">9/11</text:span>/2021<text:tab/>08:00am</text:p>
      <text:p text:style-name="P3">Team C vs Team D<text:tab/><text:tab/>Softball Field<text:tab/><text:tab/>0<text:span text:style-name="T4">9/11</text:span>/2021<text:tab/>10:00am</text:p>
      <text:p text:style-name="P7"><text:span text:style-name="T5"/></text:p>
      <text:p text:style-name="P7"><text:span text:style-name="T5">Team A vs Team B<text:tab/><text:tab/>Softball Field<text:tab/><text:tab/>0</text:span><text:span text:style-name="T6">9/14</text:span><text:span text:style-name="T5">/2021<text:tab/>06:00pm</text:span></text:p>
      <text:p text:style-name="P3"/>
      <text:p text:style-name="P3">Team C vs Team D<text:tab/><text:tab/>Softball Field<text:tab/><text:tab/>0<text:span text:style-name="T4">9/16</text:span>/2021<text:tab/>06:00pm</text:p>
      <text:p text:style-name="P3"/>
      <text:p text:style-name="P3">Team A vs Team B<text:tab/><text:tab/>Softball Field<text:tab/><text:tab/>0<text:span text:style-name="T4">9/18</text:span>/2021<text:tab/>08:00am</text:p>
      <text:p text:style-name="P3">Team C vs Team D<text:tab/><text:tab/>Softball Field<text:tab/><text:tab/>0<text:span text:style-name="T4">9/18</text:span>/2021<text:tab/>10:00am</text:p>
      <text:p text:style-name="P7"><text:span text:style-name="T5"/></text:p>
      <text:p text:style-name="P7"><text:soft-page-break/><text:span text:style-name="T5">Team A vs Team B<text:tab/><text:tab/>Softball Field<text:tab/><text:tab/>0</text:span><text:span text:style-name="T6">9/21</text:span><text:span text:style-name="T5">/2021<text:tab/>06:00pm</text:span></text:p>
      <text:p text:style-name="P3"/>
      <text:p text:style-name="P3">Team C vs Team D<text:tab/><text:tab/>Softball Field<text:tab/><text:tab/>0<text:span text:style-name="T4">9/23</text:span>/2021<text:tab/>06:00pm</text:p>
      <text:p text:style-name="P3"/>
      <text:p text:style-name="P3">Team A vs Team B<text:tab/><text:tab/>Softball Field<text:tab/><text:tab/>0<text:span text:style-name="T4">9/25</text:span>/2021<text:tab/>08:00am</text:p>
      <text:p text:style-name="P3">Team C vs Team D<text:tab/><text:tab/>Softball Field<text:tab/><text:tab/>0<text:span text:style-name="T4">9/25</text:span>/2021<text:tab/>10:00am</text:p>
      <text:p text:style-name="P7"><text:span text:style-name="T5"/></text:p>
      <text:p text:style-name="P7"><text:span text:style-name="T5">Team A vs Team B<text:tab/><text:tab/>Softball Field<text:tab/><text:tab/>0</text:span><text:span text:style-name="T6">9/28</text:span><text:span text:style-name="T5">/2021<text:tab/>06:00pm</text:span></text:p>
      <text:p text:style-name="P3"/>
      <text:p text:style-name="P3">Team C vs Team D<text:tab/><text:tab/>Softball Field<text:tab/><text:tab/>0<text:span text:style-name="T4">9/30</text:span>/2021<text:tab/>06:00pm</text:p>
      <text:p text:style-name="P3"/>
      <text:p text:style-name="P3">Team A vs Team B<text:tab/><text:tab/>Softball Field<text:tab/><text:tab/><text:span text:style-name="T4">10/02</text:span>/2021<text:tab/>08:00am</text:p>
      <text:p text:style-name="P3">Team C vs Team D<text:tab/><text:tab/>Softball Field<text:tab/><text:tab/><text:span text:style-name="T4">10/02</text:span>/2021<text:tab/>10:00am</text:p>
      <text:p text:style-name="P7"><text:span text:style-name="T5"/></text:p>
      <text:p text:style-name="P7"><text:span text:style-name="T5">Team A vs Team B<text:tab/><text:tab/>Softball Field<text:tab/><text:tab/></text:span><text:span text:style-name="T6">10/05</text:span><text:span text:style-name="T5">/2021<text:tab/>06:00pm</text:span></text:p>
      <text:p text:style-name="P3"/>
      <text:p text:style-name="P3">Team C vs Team D<text:tab/><text:tab/>Softball Field<text:tab/><text:tab/><text:span text:style-name="T4">10/07</text:span>/2021<text:tab/>06:00pm</text:p>
      <text:p text:style-name="P3"/>
      <text:p text:style-name="P3">Team A vs Team B<text:tab/><text:tab/>Softball Field<text:tab/><text:tab/><text:span text:style-name="T4">10/09</text:span>/2021<text:tab/>08:00am</text:p>
      <text:p text:style-name="P3">Team C vs Team D<text:tab/><text:tab/>Softball Field<text:tab/><text:tab/><text:span text:style-name="T4">10/09</text:span>/2021<text:tab/>10:00am</text:p>
      <text:p text:style-name="P7"><text:s/></text:p>
      <text:p text:style-name="P3">Team A vs Team B<text:tab/><text:tab/>Softball Field<text:tab/><text:tab/><text:span text:style-name="T4">10/12</text:span>/2021<text:tab/>06:00pm</text:p>
      <text:p text:style-name="P3"/>
      <text:p text:style-name="P3">Team C vs Team D<text:tab/><text:tab/>Softball Field<text:tab/><text:tab/><text:span text:style-name="T4">10/14</text:span>/2021<text:tab/>06:00pm</text:p>
      <text:p text:style-name="P3"/>
      <text:p text:style-name="P3">Team A vs Team B<text:tab/><text:tab/>Softball Field<text:tab/><text:tab/><text:span text:style-name="T4">10/16</text:span>/2021<text:tab/>08:00am</text:p>
      <text:p text:style-name="P3">Team C vs Team D<text:tab/><text:tab/>Softball Field<text:tab/><text:tab/><text:span text:style-name="T4">10/16</text:span>/2021<text:tab/>10:00am</text:p>
      <text:p text:style-name="P7"><text:span text:style-name="T5"/></text:p>
      <text:p text:style-name="P7"><text:span text:style-name="T5">Team A vs Team B<text:tab/><text:tab/>Softball Field<text:tab/><text:tab/></text:span><text:span text:style-name="T6">10/19</text:span><text:span text:style-name="T5">/2021<text:tab/>06:00pm</text:span></text:p>
      <text:p text:style-name="P3"/>
      <text:p text:style-name="P3">Team C vs Team D<text:tab/><text:tab/>Softball Field<text:tab/><text:tab/><text:span text:style-name="T4">10/21</text:span>/2021<text:tab/>06:00pm</text:p>
      <text:p text:style-name="P3"/>
      <text:p text:style-name="P3">Team A vs Team B<text:tab/><text:tab/>Softball Field<text:tab/><text:tab/><text:span text:style-name="T4">10/23</text:span>/2021<text:tab/>08:00am</text:p>
      <text:p text:style-name="P3">Team C vs Team D<text:tab/><text:tab/>Softball Field<text:tab/><text:tab/><text:span text:style-name="T4">10/23</text:span>/2021<text:tab/>10:00am</text:p>
      <text:p text:style-name="P3"/>
      <text:p text:style-name="P4">Closing Ceremonies<text:tab/><text:tab/>Baseball Field<text:tab/><text:tab/>10/30/2021<text:tab/>08:00am</text:p>
      <text:p text:style-name="P7"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08:08:50.015000000</meta:creation-date>
    <dc:date>2020-12-29T08:33:21.257000000</dc:date>
    <meta:editing-duration>PT1M30S</meta:editing-duration>
    <meta:editing-cycles>1</meta:editing-cycles>
    <meta:document-statistic meta:table-count="0" meta:image-count="0" meta:object-count="0" meta:page-count="6" meta:paragraph-count="106" meta:word-count="915" meta:character-count="5387" meta:non-whitespace-character-count="4315"/>
    <meta:generator>LibreOffice/6.2.8.2$Windows_X86_64 LibreOffice_project/f82ddfca21ebc1e222a662a32b25c0c9d20169ee</meta:generator>
  </office:meta>
</office:document-meta>
</file>